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tyles.xml"/>
  <manifest:file-entry manifest:media-type="text/xml" manifest:full-path="Object 1/meta.xml"/>
  <manifest:file-entry manifest:media-type="text/xml" manifest:full-path="Object 1/content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83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6854in"/>
    </style:style>
    <style:style style:name="co7" style:family="table-column">
      <style:table-column-properties fo:break-before="auto" style:column-width="0.239in"/>
    </style:style>
    <style:style style:name="co8" style:family="table-column">
      <style:table-column-properties fo:break-before="auto" style:column-width="0.5764in"/>
    </style:style>
    <style:style style:name="co9" style:family="table-column">
      <style:table-column-properties fo:break-before="auto" style:column-width="1.272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3" style:family="table-cell" style:parent-style-name="Default" style:data-style-name="N11"/>
    <style:style style:name="ce4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2346in" svg:height="3.5429in" svg:x="8.2382in" svg:y="0.0394in">
            <draw:object draw:notify-on-update-of-ranges="Sheet1.K1:Sheet1.K1 Sheet1.K2:Sheet1.K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3" table:number-columns-repeated="2" table:default-cell-style-name="ce2"/>
        <table:table-column table:style-name="co7" table:default-cell-style-name="Default"/>
        <table:table-column table:style-name="co8" table:default-cell-style-name="ce3"/>
        <table:table-column table:style-name="co3" table:number-columns-repeated="2" table:default-cell-style-name="ce2"/>
        <table:table-row table:style-name="ro3">
          <table:table-cell table:style-name="ce1" office:value-type="string">
            <text:p>DATA</text:p>
          </table:table-cell>
          <table:table-cell table:style-name="Default" table:number-columns-repeated="3"/>
          <table:table-cell table:style-name="Default" office:value-type="string">
            <text:p>Alexander Maguire</text:p>
          </table:table-cell>
          <table:table-cell table:style-name="Default" table:number-columns-repeated="3"/>
          <table:table-cell/>
          <table:table-cell table:style-name="Default" office:value-type="string">
            <text:p>Interest</text:p>
          </table:table-cell>
          <table:table-cell table:style-name="Default" office:value-type="string">
            <text:p>Present Worth</text:p>
          </table:table-cell>
          <table:table-cell table:style-name="Default"/>
        </table:table-row>
        <table:table-row table:style-name="ro3">
          <table:table-cell table:style-name="Default" office:value-type="string">
            <text:p>Rights Cost</text:p>
          </table:table-cell>
          <table:table-cell table:style-name="Default"/>
          <table:table-cell office:value-type="currency" office:value="4000">
            <text:p>$4,000k</text:p>
          </table:table-cell>
          <table:table-cell table:style-name="Default" table:number-columns-repeated="2"/>
          <table:table-cell table:style-name="Default" office:value-type="float" office:value="20396195">
            <text:p>20396195</text:p>
          </table:table-cell>
          <table:table-cell table:style-name="Default" table:number-columns-repeated="2"/>
          <table:table-cell/>
          <table:table-cell office:value-type="percentage" office:value="0">
            <text:p>0.00%</text:p>
          </table:table-cell>
          <table:table-cell table:formula="of:=NPV([.J2]; [.G$16:.G$42])" office:value-type="currency" office:value="-4965.06158096509">
            <text:p>-$4,965k</text:p>
          </table:table-cell>
          <table:table-cell/>
        </table:table-row>
        <table:table-row table:style-name="ro3">
          <table:table-cell table:style-name="Default" office:value-type="string">
            <text:p>Development Cost</text:p>
          </table:table-cell>
          <table:table-cell table:style-name="Default"/>
          <table:table-cell office:value-type="currency" office:value="10000">
            <text:p>$10,000k</text:p>
          </table:table-cell>
          <table:table-cell table:style-name="Default" table:number-columns-repeated="5"/>
          <table:table-cell/>
          <table:table-cell office:value-type="percentage" office:value="0.01">
            <text:p>1.00%</text:p>
          </table:table-cell>
          <table:table-cell table:formula="of:=NPV([.J3]; [.G$16:.G$42])" office:value-type="currency" office:value="-1519.65733773527">
            <text:p>-$1,520k</text:p>
          </table:table-cell>
          <table:table-cell/>
        </table:table-row>
        <table:table-row table:style-name="ro3">
          <table:table-cell table:style-name="Default" office:value-type="string">
            <text:p>Replacement Cost</text:p>
          </table:table-cell>
          <table:table-cell table:style-name="Default"/>
          <table:table-cell office:value-type="currency" office:value="3000">
            <text:p>$3,000k</text:p>
          </table:table-cell>
          <table:table-cell table:style-name="Default" table:number-columns-repeated="5"/>
          <table:table-cell/>
          <table:table-cell office:value-type="percentage" office:value="0.02">
            <text:p>2.00%</text:p>
          </table:table-cell>
          <table:table-cell table:formula="of:=NPV([.J4]; [.G$16:.G$42])" office:value-type="currency" office:value="748.751572293797">
            <text:p>$749k</text:p>
          </table:table-cell>
          <table:table-cell/>
        </table:table-row>
        <table:table-row table:style-name="ro3">
          <table:table-cell table:style-name="Default" office:value-type="string">
            <text:p>Life Time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table:number-columns-repeated="5"/>
          <table:table-cell/>
          <table:table-cell office:value-type="percentage" office:value="0.03">
            <text:p>3.00%</text:p>
          </table:table-cell>
          <table:table-cell table:formula="of:=NPV([.J5]; [.G$16:.G$42])" office:value-type="currency" office:value="2172.54920778993">
            <text:p>$2,173k</text:p>
          </table:table-cell>
          <table:table-cell/>
        </table:table-row>
        <table:table-row table:style-name="ro3">
          <table:table-cell table:style-name="Default" office:value-type="string">
            <text:p>Mining Cost</text:p>
          </table:table-cell>
          <table:table-cell table:style-name="Default"/>
          <table:table-cell office:value-type="currency" office:value="800">
            <text:p>$800k</text:p>
          </table:table-cell>
          <table:table-cell table:style-name="Default" table:number-columns-repeated="5"/>
          <table:table-cell/>
          <table:table-cell office:value-type="percentage" office:value="0.04">
            <text:p>4.00%</text:p>
          </table:table-cell>
          <table:table-cell table:formula="of:=NPV([.J6]; [.G$16:.G$42])" office:value-type="currency" office:value="2993.96962903644">
            <text:p>$2,994k</text:p>
          </table:table-cell>
          <table:table-cell/>
        </table:table-row>
        <table:table-row table:style-name="ro3">
          <table:table-cell table:style-name="Default" office:value-type="string">
            <text:p>Initial Revenue</text:p>
          </table:table-cell>
          <table:table-cell table:style-name="Default"/>
          <table:table-cell office:value-type="currency" office:value="4500">
            <text:p>$4,500k</text:p>
          </table:table-cell>
          <table:table-cell table:style-name="Default" table:number-columns-repeated="5"/>
          <table:table-cell/>
          <table:table-cell office:value-type="percentage" office:value="0.05">
            <text:p>5.00%</text:p>
          </table:table-cell>
          <table:table-cell table:formula="of:=NPV([.J7]; [.G$16:.G$42])" office:value-type="currency" office:value="3389.49518776708">
            <text:p>$3,389k</text:p>
          </table:table-cell>
          <table:table-cell/>
        </table:table-row>
        <table:table-row table:style-name="ro3">
          <table:table-cell table:style-name="Default" office:value-type="string">
            <text:p>Revenue Declination</text:p>
          </table:table-cell>
          <table:table-cell table:style-name="Default"/>
          <table:table-cell office:value-type="currency" office:value="0.05">
            <text:p>$0k</text:p>
          </table:table-cell>
          <table:table-cell table:style-name="Default" table:number-columns-repeated="5"/>
          <table:table-cell/>
          <table:table-cell office:value-type="percentage" office:value="0.06">
            <text:p>6.00%</text:p>
          </table:table-cell>
          <table:table-cell table:formula="of:=NPV([.J8]; [.G$16:.G$42])" office:value-type="currency" office:value="3487.58186646093">
            <text:p>$3,488k</text:p>
          </table:table-cell>
          <table:table-cell/>
        </table:table-row>
        <table:table-row table:style-name="ro3">
          <table:table-cell table:style-name="Default" office:value-type="string">
            <text:p>MARR</text:p>
          </table:table-cell>
          <table:table-cell table:style-name="Default"/>
          <table:table-cell office:value-type="currency" office:value="0.1">
            <text:p>$0k</text:p>
          </table:table-cell>
          <table:table-cell table:style-name="Default" table:number-columns-repeated="5"/>
          <table:table-cell/>
          <table:table-cell office:value-type="percentage" office:value="0.07">
            <text:p>7.00%</text:p>
          </table:table-cell>
          <table:table-cell table:formula="of:=NPV([.J9]; [.G$16:.G$42])" office:value-type="currency" office:value="3381.56494567184">
            <text:p>$3,382k</text:p>
          </table:table-cell>
          <table:table-cell/>
        </table:table-row>
        <table:table-row table:style-name="ro3">
          <table:table-cell table:style-name="Default" office:value-type="string">
            <text:p>Land Reclamation</text:p>
          </table:table-cell>
          <table:table-cell table:style-name="Default"/>
          <table:table-cell office:value-type="currency" office:value="30000">
            <text:p>$30,000k</text:p>
          </table:table-cell>
          <table:table-cell table:style-name="Default" table:number-columns-repeated="5"/>
          <table:table-cell/>
          <table:table-cell office:value-type="percentage" office:value="0.08">
            <text:p>8.00%</text:p>
          </table:table-cell>
          <table:table-cell table:formula="of:=NPV([.J10]; [.G$16:.G$42])" office:value-type="currency" office:value="3139.0745988824">
            <text:p>$3,139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09">
            <text:p>9.00%</text:p>
          </table:table-cell>
          <table:table-cell table:formula="of:=NPV([.J11]; [.G$16:.G$42])" office:value-type="currency" office:value="2808.91799317638">
            <text:p>$2,809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1">
            <text:p>10.00%</text:p>
          </table:table-cell>
          <table:table-cell table:formula="of:=NPV([.J12]; [.G$16:.G$42])" office:value-type="currency" office:value="2426.11797705044">
            <text:p>$2,426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11">
            <text:p>11.00%</text:p>
          </table:table-cell>
          <table:table-cell table:formula="of:=NPV([.J13]; [.G$16:.G$42])" office:value-type="currency" office:value="2015.6074923449">
            <text:p>$2,016k</text:p>
          </table:table-cell>
          <table:table-cell/>
        </table:table-row>
        <table:table-row table:style-name="ro3">
          <table:table-cell table:style-name="ce1" office:value-type="string">
            <text:p>CALCULATIONS</text:p>
          </table:table-cell>
          <table:table-cell table:style-name="Default" table:number-columns-repeated="7"/>
          <table:table-cell/>
          <table:table-cell office:value-type="percentage" office:value="0.12">
            <text:p>12.00%</text:p>
          </table:table-cell>
          <table:table-cell table:formula="of:=NPV([.J14]; [.G$16:.G$42])" office:value-type="currency" office:value="1594.9416510519">
            <text:p>$1,595k</text:p>
          </table:table-cell>
          <table:table-cell/>
        </table:table-row>
        <table:table-row table:style-name="ro3">
          <table:table-cell table:style-name="Default" office:value-type="string">
            <text:p>YEAR</text:p>
          </table:table-cell>
          <table:table-cell table:style-name="Default" office:value-type="string">
            <text:p>Other Costs</text:p>
          </table:table-cell>
          <table:table-cell table:style-name="Default" office:value-type="string">
            <text:p>Mining Costs</text:p>
          </table:table-cell>
          <table:table-cell table:style-name="Default" office:value-type="string">
            <text:p>Replacements</text:p>
          </table:table-cell>
          <table:table-cell table:style-name="Default" office:value-type="string">
            <text:p>Total Cost</text:p>
          </table:table-cell>
          <table:table-cell table:style-name="Default" office:value-type="string">
            <text:p>Revenue</text:p>
          </table:table-cell>
          <table:table-cell table:style-name="Default" office:value-type="string">
            <text:p>Net Revenue</text:p>
          </table:table-cell>
          <table:table-cell table:style-name="Default" office:value-type="string">
            <text:p>Present Worth</text:p>
          </table:table-cell>
          <table:table-cell/>
          <table:table-cell office:value-type="percentage" office:value="0.13">
            <text:p>13.00%</text:p>
          </table:table-cell>
          <table:table-cell table:formula="of:=NPV([.J15]; [.G$16:.G$42])" office:value-type="currency" office:value="1176.29057083744">
            <text:p>$1,176k</text:p>
          </table:table-cell>
          <table:table-cell/>
        </table:table-row>
        <table:table-row table:style-name="ro3">
          <table:table-cell office:value-type="currency" office:value="0">
            <text:p>$0k</text:p>
          </table:table-cell>
          <table:table-cell table:formula="of:=[.C2]" office:value-type="currency" office:value="4000">
            <text:p>$4,000k</text:p>
          </table:table-cell>
          <table:table-cell office:value-type="currency" office:value="0">
            <text:p>$0k</text:p>
          </table:table-cell>
          <table:table-cell table:formula="of:=0" office:value-type="currency" office:value="0">
            <text:p>$0k</text:p>
          </table:table-cell>
          <table:table-cell table:formula="of:=[.B16]+[.C16]+[.D16]" office:value-type="currency" office:value="4000">
            <text:p>$4,000k</text:p>
          </table:table-cell>
          <table:table-cell office:value-type="currency" office:value="0">
            <text:p>$0k</text:p>
          </table:table-cell>
          <table:table-cell table:formula="of:=[.F16]-[.E16]" office:value-type="currency" office:value="-4000">
            <text:p>-$4,000k</text:p>
          </table:table-cell>
          <table:table-cell table:formula="of:=[.G16]/(1+[.C$9])^[.A16]" office:value-type="currency" office:value="-4000">
            <text:p>-$4,000k</text:p>
          </table:table-cell>
          <table:table-cell/>
          <table:table-cell office:value-type="percentage" office:value="0.14">
            <text:p>14.00%</text:p>
          </table:table-cell>
          <table:table-cell table:formula="of:=NPV([.J16]; [.G$16:.G$42])" office:value-type="currency" office:value="767.90465720354">
            <text:p>$768k</text:p>
          </table:table-cell>
          <table:table-cell/>
        </table:table-row>
        <table:table-row table:style-name="ro3">
          <table:table-cell office:value-type="currency" office:value="1">
            <text:p>$1k</text:p>
          </table:table-cell>
          <table:table-cell table:formula="of:=[.C3]" office:value-type="currency" office:value="10000">
            <text:p>$10,000k</text:p>
          </table:table-cell>
          <table:table-cell table:number-columns-repeated="2" office:value-type="currency" office:value="0">
            <text:p>$0k</text:p>
          </table:table-cell>
          <table:table-cell table:formula="of:=[.B17]+[.C17]+[.D17]" office:value-type="currency" office:value="10000">
            <text:p>$10,000k</text:p>
          </table:table-cell>
          <table:table-cell office:value-type="currency" office:value="0">
            <text:p>$0k</text:p>
          </table:table-cell>
          <table:table-cell table:formula="of:=[.F17]-[.E17]" office:value-type="currency" office:value="-10000">
            <text:p>-$10,000k</text:p>
          </table:table-cell>
          <table:table-cell table:formula="of:=[.G17]/(1+[.C$9])^[.A17]" office:value-type="currency" office:value="-9090.90909090909">
            <text:p>-$9,091k</text:p>
          </table:table-cell>
          <table:table-cell/>
          <table:table-cell office:value-type="percentage" office:value="0.15">
            <text:p>15.00%</text:p>
          </table:table-cell>
          <table:table-cell table:formula="of:=NPV([.J17]; [.G$16:.G$42])" office:value-type="currency" office:value="375.192304932497">
            <text:p>$375k</text:p>
          </table:table-cell>
          <table:table-cell/>
        </table:table-row>
        <table:table-row table:style-name="ro3">
          <table:table-cell office:value-type="currency" office:value="2">
            <text:p>$2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office:value-type="currency" office:value="0">
            <text:p>$0k</text:p>
          </table:table-cell>
          <table:table-cell table:formula="of:=[.B18]+[.C18]+[.D18]" office:value-type="currency" office:value="800">
            <text:p>$800k</text:p>
          </table:table-cell>
          <table:table-cell table:formula="of:=[.C$7]*(1-[.C$8])^([.A18]-2)" office:value-type="currency" office:value="4500">
            <text:p>$4,500k</text:p>
          </table:table-cell>
          <table:table-cell table:formula="of:=[.F18]-[.E18]" office:value-type="currency" office:value="3700">
            <text:p>$3,700k</text:p>
          </table:table-cell>
          <table:table-cell table:formula="of:=[.G18]/(1+[.C$9])^[.A18]" office:value-type="currency" office:value="3057.85123966942">
            <text:p>$3,058k</text:p>
          </table:table-cell>
          <table:table-cell/>
          <table:table-cell office:value-type="percentage" office:value="0.16">
            <text:p>16.00%</text:p>
          </table:table-cell>
          <table:table-cell table:formula="of:=NPV([.J18]; [.G$16:.G$42])" office:value-type="currency" office:value="1.51244400827602">
            <text:p>$2k</text:p>
          </table:table-cell>
          <table:table-cell/>
        </table:table-row>
        <table:table-row table:style-name="ro3">
          <table:table-cell office:value-type="currency" office:value="3">
            <text:p>$3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19]-2;[.C$5])=0;[.C$4];0)" office:value-type="currency" office:value="0">
            <text:p>$0k</text:p>
          </table:table-cell>
          <table:table-cell table:formula="of:=[.B19]+[.C19]+[.D19]" office:value-type="currency" office:value="800">
            <text:p>$800k</text:p>
          </table:table-cell>
          <table:table-cell table:formula="of:=[.C$7]*(1-[.C$8])^([.A19]-2)" office:value-type="currency" office:value="4275">
            <text:p>$4,275k</text:p>
          </table:table-cell>
          <table:table-cell table:formula="of:=[.F19]-[.E19]" office:value-type="currency" office:value="3475">
            <text:p>$3,475k</text:p>
          </table:table-cell>
          <table:table-cell table:formula="of:=[.G19]/(1+[.C$9])^[.A19]" office:value-type="currency" office:value="2610.81893313298">
            <text:p>$2,611k</text:p>
          </table:table-cell>
          <table:table-cell/>
          <table:table-cell office:value-type="percentage" office:value="0.17">
            <text:p>17.00%</text:p>
          </table:table-cell>
          <table:table-cell table:formula="of:=NPV([.J19]; [.G$16:.G$42])" office:value-type="currency" office:value="-351.242971071262">
            <text:p>-$351k</text:p>
          </table:table-cell>
          <table:table-cell/>
        </table:table-row>
        <table:table-row table:style-name="ro3">
          <table:table-cell office:value-type="currency" office:value="4">
            <text:p>$4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0]-2;[.C$5])=0;[.C$4];0)" office:value-type="currency" office:value="0">
            <text:p>$0k</text:p>
          </table:table-cell>
          <table:table-cell table:formula="of:=[.B20]+[.C20]+[.D20]" office:value-type="currency" office:value="800">
            <text:p>$800k</text:p>
          </table:table-cell>
          <table:table-cell table:formula="of:=[.C$7]*(1-[.C$8])^([.A20]-2)" office:value-type="currency" office:value="4061.25">
            <text:p>$4,061k</text:p>
          </table:table-cell>
          <table:table-cell table:formula="of:=[.F20]-[.E20]" office:value-type="currency" office:value="3261.25">
            <text:p>$3,261k</text:p>
          </table:table-cell>
          <table:table-cell table:formula="of:=[.G20]/(1+[.C$9])^[.A20]" office:value-type="currency" office:value="2227.47763130934">
            <text:p>$2,227k</text:p>
          </table:table-cell>
          <table:table-cell/>
          <table:table-cell office:value-type="percentage" office:value="0.18">
            <text:p>18.00%</text:p>
          </table:table-cell>
          <table:table-cell table:formula="of:=NPV([.J20]; [.G$16:.G$42])" office:value-type="currency" office:value="-682.22136302014">
            <text:p>-$682k</text:p>
          </table:table-cell>
          <table:table-cell/>
        </table:table-row>
        <table:table-row table:style-name="ro3">
          <table:table-cell office:value-type="currency" office:value="5">
            <text:p>$5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1]-2;[.C$5])=0;[.C$4];0)" office:value-type="currency" office:value="0">
            <text:p>$0k</text:p>
          </table:table-cell>
          <table:table-cell table:formula="of:=[.B21]+[.C21]+[.D21]" office:value-type="currency" office:value="800">
            <text:p>$800k</text:p>
          </table:table-cell>
          <table:table-cell table:formula="of:=[.C$7]*(1-[.C$8])^([.A21]-2)" office:value-type="currency" office:value="3858.1875">
            <text:p>$3,858k</text:p>
          </table:table-cell>
          <table:table-cell table:formula="of:=[.F21]-[.E21]" office:value-type="currency" office:value="3058.1875">
            <text:p>$3,058k</text:p>
          </table:table-cell>
          <table:table-cell table:formula="of:=[.G21]/(1+[.C$9])^[.A21]" office:value-type="currency" office:value="1898.89382866297">
            <text:p>$1,899k</text:p>
          </table:table-cell>
          <table:table-cell/>
          <table:table-cell office:value-type="percentage" office:value="0.19">
            <text:p>19.00%</text:p>
          </table:table-cell>
          <table:table-cell table:formula="of:=NPV([.J21]; [.G$16:.G$42])" office:value-type="currency" office:value="-991.296231597601">
            <text:p>-$991k</text:p>
          </table:table-cell>
          <table:table-cell/>
        </table:table-row>
        <table:table-row table:style-name="ro3">
          <table:table-cell office:value-type="currency" office:value="6">
            <text:p>$6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2]-2;[.C$5])=0;[.C$4];0)" office:value-type="currency" office:value="0">
            <text:p>$0k</text:p>
          </table:table-cell>
          <table:table-cell table:formula="of:=[.B22]+[.C22]+[.D22]" office:value-type="currency" office:value="800">
            <text:p>$800k</text:p>
          </table:table-cell>
          <table:table-cell table:formula="of:=[.C$7]*(1-[.C$8])^([.A22]-2)" office:value-type="currency" office:value="3665.278125">
            <text:p>$3,665k</text:p>
          </table:table-cell>
          <table:table-cell table:formula="of:=[.F22]-[.E22]" office:value-type="currency" office:value="2865.278125">
            <text:p>$2,865k</text:p>
          </table:table-cell>
          <table:table-cell table:formula="of:=[.G22]/(1+[.C$9])^[.A22]" office:value-type="currency" office:value="1617.37480391587">
            <text:p>$1,617k</text:p>
          </table:table-cell>
          <table:table-cell/>
          <table:table-cell office:value-type="percentage" office:value="0.2">
            <text:p>20.00%</text:p>
          </table:table-cell>
          <table:table-cell table:formula="of:=NPV([.J22]; [.G$16:.G$42])" office:value-type="currency" office:value="-1278.8382347155">
            <text:p>-$1,279k</text:p>
          </table:table-cell>
          <table:table-cell/>
        </table:table-row>
        <table:table-row table:style-name="ro3">
          <table:table-cell office:value-type="currency" office:value="7">
            <text:p>$7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3]-2;[.C$5])=0;[.C$4];0)" office:value-type="currency" office:value="0">
            <text:p>$0k</text:p>
          </table:table-cell>
          <table:table-cell table:formula="of:=[.B23]+[.C23]+[.D23]" office:value-type="currency" office:value="800">
            <text:p>$800k</text:p>
          </table:table-cell>
          <table:table-cell table:formula="of:=[.C$7]*(1-[.C$8])^([.A23]-2)" office:value-type="currency" office:value="3482.01421875">
            <text:p>$3,482k</text:p>
          </table:table-cell>
          <table:table-cell table:formula="of:=[.F23]-[.E23]" office:value-type="currency" office:value="2682.01421875">
            <text:p>$2,682k</text:p>
          </table:table-cell>
          <table:table-cell table:formula="of:=[.G23]/(1+[.C$9])^[.A23]" office:value-type="currency" office:value="1376.29736956175">
            <text:p>$1,376k</text:p>
          </table:table-cell>
          <table:table-cell/>
          <table:table-cell office:value-type="percentage" office:value="0.21">
            <text:p>21.00%</text:p>
          </table:table-cell>
          <table:table-cell table:formula="of:=NPV([.J23]; [.G$16:.G$42])" office:value-type="currency" office:value="-1545.54857113315">
            <text:p>-$1,546k</text:p>
          </table:table-cell>
          <table:table-cell/>
        </table:table-row>
        <table:table-row table:style-name="ro3">
          <table:table-cell office:value-type="currency" office:value="8">
            <text:p>$8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4]-2;[.C$5])=0;[.C$4];0)" office:value-type="currency" office:value="0">
            <text:p>$0k</text:p>
          </table:table-cell>
          <table:table-cell table:formula="of:=[.B24]+[.C24]+[.D24]" office:value-type="currency" office:value="800">
            <text:p>$800k</text:p>
          </table:table-cell>
          <table:table-cell table:formula="of:=[.C$7]*(1-[.C$8])^([.A24]-2)" office:value-type="currency" office:value="3307.9135078125">
            <text:p>$3,308k</text:p>
          </table:table-cell>
          <table:table-cell table:formula="of:=[.F24]-[.E24]" office:value-type="currency" office:value="2507.9135078125">
            <text:p>$2,508k</text:p>
          </table:table-cell>
          <table:table-cell table:formula="of:=[.G24]/(1+[.C$9])^[.A24]" office:value-type="currency" office:value="1169.96016032221">
            <text:p>$1,170k</text:p>
          </table:table-cell>
          <table:table-cell/>
          <table:table-cell office:value-type="percentage" office:value="0.22">
            <text:p>22.00%</text:p>
          </table:table-cell>
          <table:table-cell table:formula="of:=NPV([.J24]; [.G$16:.G$42])" office:value-type="currency" office:value="-1792.33834909982">
            <text:p>-$1,792k</text:p>
          </table:table-cell>
          <table:table-cell/>
        </table:table-row>
        <table:table-row table:style-name="ro3">
          <table:table-cell office:value-type="currency" office:value="9">
            <text:p>$9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5]-2;[.C$5])=0;[.C$4];0)" office:value-type="currency" office:value="0">
            <text:p>$0k</text:p>
          </table:table-cell>
          <table:table-cell table:formula="of:=[.B25]+[.C25]+[.D25]" office:value-type="currency" office:value="800">
            <text:p>$800k</text:p>
          </table:table-cell>
          <table:table-cell table:formula="of:=[.C$7]*(1-[.C$8])^([.A25]-2)" office:value-type="currency" office:value="3142.51783242187">
            <text:p>$3,143k</text:p>
          </table:table-cell>
          <table:table-cell table:formula="of:=[.F25]-[.E25]" office:value-type="currency" office:value="2342.51783242187">
            <text:p>$2,343k</text:p>
          </table:table-cell>
          <table:table-cell table:formula="of:=[.G25]/(1+[.C$9])^[.A25]" office:value-type="currency" office:value="993.456233725192">
            <text:p>$993k</text:p>
          </table:table-cell>
          <table:table-cell/>
          <table:table-cell office:value-type="percentage" office:value="0.23">
            <text:p>23.00%</text:p>
          </table:table-cell>
          <table:table-cell table:formula="of:=NPV([.J25]; [.G$16:.G$42])" office:value-type="currency" office:value="-2020.24187219053">
            <text:p>-$2,020k</text:p>
          </table:table-cell>
          <table:table-cell/>
        </table:table-row>
        <table:table-row table:style-name="ro3">
          <table:table-cell office:value-type="currency" office:value="10">
            <text:p>$10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6]-2;[.C$5])=0;[.C$4];0)" office:value-type="currency" office:value="3000">
            <text:p>$3,000k</text:p>
          </table:table-cell>
          <table:table-cell table:formula="of:=[.B26]+[.C26]+[.D26]" office:value-type="currency" office:value="3800">
            <text:p>$3,800k</text:p>
          </table:table-cell>
          <table:table-cell table:formula="of:=[.C$7]*(1-[.C$8])^([.A26]-2)" office:value-type="currency" office:value="2985.39194080078">
            <text:p>$2,985k</text:p>
          </table:table-cell>
          <table:table-cell table:formula="of:=[.F26]-[.E26]" office:value-type="currency" office:value="-814.60805919922">
            <text:p>-$815k</text:p>
          </table:table-cell>
          <table:table-cell table:formula="of:=[.G26]/(1+[.C$9])^[.A26]" office:value-type="currency" office:value="-314.066670739474">
            <text:p>-$314k</text:p>
          </table:table-cell>
          <table:table-cell/>
          <table:table-cell office:value-type="percentage" office:value="0.24">
            <text:p>24.00%</text:p>
          </table:table-cell>
          <table:table-cell table:formula="of:=NPV([.J26]; [.G$16:.G$42])" office:value-type="currency" office:value="-2230.35490782905">
            <text:p>-$2,230k</text:p>
          </table:table-cell>
          <table:table-cell/>
        </table:table-row>
        <table:table-row table:style-name="ro3">
          <table:table-cell office:value-type="currency" office:value="11">
            <text:p>$11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7]-2;[.C$5])=0;[.C$4];0)" office:value-type="currency" office:value="0">
            <text:p>$0k</text:p>
          </table:table-cell>
          <table:table-cell table:formula="of:=[.B27]+[.C27]+[.D27]" office:value-type="currency" office:value="800">
            <text:p>$800k</text:p>
          </table:table-cell>
          <table:table-cell table:formula="of:=[.C$7]*(1-[.C$8])^([.A27]-2)" office:value-type="currency" office:value="2836.12234376074">
            <text:p>$2,836k</text:p>
          </table:table-cell>
          <table:table-cell table:formula="of:=[.F27]-[.E27]" office:value-type="currency" office:value="2036.12234376074">
            <text:p>$2,036k</text:p>
          </table:table-cell>
          <table:table-cell table:formula="of:=[.G27]/(1+[.C$9])^[.A27]" office:value-type="currency" office:value="713.648460085894">
            <text:p>$714k</text:p>
          </table:table-cell>
          <table:table-cell/>
          <table:table-cell office:value-type="percentage" office:value="0.25">
            <text:p>25.00%</text:p>
          </table:table-cell>
          <table:table-cell table:formula="of:=NPV([.J27]; [.G$16:.G$42])" office:value-type="currency" office:value="-2423.79132062527">
            <text:p>-$2,424k</text:p>
          </table:table-cell>
          <table:table-cell/>
        </table:table-row>
        <table:table-row table:style-name="ro3">
          <table:table-cell office:value-type="currency" office:value="12">
            <text:p>$12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8]-2;[.C$5])=0;[.C$4];0)" office:value-type="currency" office:value="0">
            <text:p>$0k</text:p>
          </table:table-cell>
          <table:table-cell table:formula="of:=[.B28]+[.C28]+[.D28]" office:value-type="currency" office:value="800">
            <text:p>$800k</text:p>
          </table:table-cell>
          <table:table-cell table:formula="of:=[.C$7]*(1-[.C$8])^([.A28]-2)" office:value-type="currency" office:value="2694.3162265727">
            <text:p>$2,694k</text:p>
          </table:table-cell>
          <table:table-cell table:formula="of:=[.F28]-[.E28]" office:value-type="currency" office:value="1894.3162265727">
            <text:p>$1,894k</text:p>
          </table:table-cell>
          <table:table-cell table:formula="of:=[.G28]/(1+[.C$9])^[.A28]" office:value-type="currency" office:value="603.587528274858">
            <text:p>$604k</text:p>
          </table:table-cell>
          <table:table-cell/>
          <table:table-cell office:value-type="percentage" office:value="0.26">
            <text:p>26.00%</text:p>
          </table:table-cell>
          <table:table-cell table:formula="of:=NPV([.J28]; [.G$16:.G$42])" office:value-type="currency" office:value="-2601.65316732068">
            <text:p>-$2,602k</text:p>
          </table:table-cell>
          <table:table-cell/>
        </table:table-row>
        <table:table-row table:style-name="ro3">
          <table:table-cell office:value-type="currency" office:value="13">
            <text:p>$13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29]-2;[.C$5])=0;[.C$4];0)" office:value-type="currency" office:value="0">
            <text:p>$0k</text:p>
          </table:table-cell>
          <table:table-cell table:formula="of:=[.B29]+[.C29]+[.D29]" office:value-type="currency" office:value="800">
            <text:p>$800k</text:p>
          </table:table-cell>
          <table:table-cell table:formula="of:=[.C$7]*(1-[.C$8])^([.A29]-2)" office:value-type="currency" office:value="2559.60041524407">
            <text:p>$2,560k</text:p>
          </table:table-cell>
          <table:table-cell table:formula="of:=[.F29]-[.E29]" office:value-type="currency" office:value="1759.60041524407">
            <text:p>$1,760k</text:p>
          </table:table-cell>
          <table:table-cell table:formula="of:=[.G29]/(1+[.C$9])^[.A29]" office:value-type="currency" office:value="509.693562866091">
            <text:p>$510k</text:p>
          </table:table-cell>
          <table:table-cell/>
          <table:table-cell office:value-type="percentage" office:value="0.27">
            <text:p>27.00%</text:p>
          </table:table-cell>
          <table:table-cell table:formula="of:=NPV([.J29]; [.G$16:.G$42])" office:value-type="currency" office:value="-2765.01062079804">
            <text:p>-$2,765k</text:p>
          </table:table-cell>
          <table:table-cell/>
        </table:table-row>
        <table:table-row table:style-name="ro3">
          <table:table-cell office:value-type="currency" office:value="14">
            <text:p>$14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0]-2;[.C$5])=0;[.C$4];0)" office:value-type="currency" office:value="0">
            <text:p>$0k</text:p>
          </table:table-cell>
          <table:table-cell table:formula="of:=[.B30]+[.C30]+[.D30]" office:value-type="currency" office:value="800">
            <text:p>$800k</text:p>
          </table:table-cell>
          <table:table-cell table:formula="of:=[.C$7]*(1-[.C$8])^([.A30]-2)" office:value-type="currency" office:value="2431.62039448186">
            <text:p>$2,432k</text:p>
          </table:table-cell>
          <table:table-cell table:formula="of:=[.F30]-[.E30]" office:value-type="currency" office:value="1631.62039448186">
            <text:p>$1,632k</text:p>
          </table:table-cell>
          <table:table-cell table:formula="of:=[.G30]/(1+[.C$9])^[.A30]" office:value-type="currency" office:value="429.65664503029">
            <text:p>$430k</text:p>
          </table:table-cell>
          <table:table-cell/>
          <table:table-cell office:value-type="percentage" office:value="0.28">
            <text:p>28.00%</text:p>
          </table:table-cell>
          <table:table-cell table:formula="of:=NPV([.J30]; [.G$16:.G$42])" office:value-type="currency" office:value="-2914.88903322322">
            <text:p>-$2,915k</text:p>
          </table:table-cell>
          <table:table-cell/>
        </table:table-row>
        <table:table-row table:style-name="ro3">
          <table:table-cell office:value-type="currency" office:value="15">
            <text:p>$15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1]-2;[.C$5])=0;[.C$4];0)" office:value-type="currency" office:value="0">
            <text:p>$0k</text:p>
          </table:table-cell>
          <table:table-cell table:formula="of:=[.B31]+[.C31]+[.D31]" office:value-type="currency" office:value="800">
            <text:p>$800k</text:p>
          </table:table-cell>
          <table:table-cell table:formula="of:=[.C$7]*(1-[.C$8])^([.A31]-2)" office:value-type="currency" office:value="2310.03937475777">
            <text:p>$2,310k</text:p>
          </table:table-cell>
          <table:table-cell table:formula="of:=[.F31]-[.E31]" office:value-type="currency" office:value="1510.03937475777">
            <text:p>$1,510k</text:p>
          </table:table-cell>
          <table:table-cell table:formula="of:=[.G31]/(1+[.C$9])^[.A31]" office:value-type="currency" office:value="361.491420551393">
            <text:p>$361k</text:p>
          </table:table-cell>
          <table:table-cell/>
          <table:table-cell office:value-type="percentage" office:value="0.29">
            <text:p>29.00%</text:p>
          </table:table-cell>
          <table:table-cell table:formula="of:=NPV([.J31]; [.G$16:.G$42])" office:value-type="currency" office:value="-3052.26114823336">
            <text:p>-$3,052k</text:p>
          </table:table-cell>
          <table:table-cell/>
        </table:table-row>
        <table:table-row table:style-name="ro3">
          <table:table-cell office:value-type="currency" office:value="16">
            <text:p>$16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2]-2;[.C$5])=0;[.C$4];0)" office:value-type="currency" office:value="0">
            <text:p>$0k</text:p>
          </table:table-cell>
          <table:table-cell table:formula="of:=[.B32]+[.C32]+[.D32]" office:value-type="currency" office:value="800">
            <text:p>$800k</text:p>
          </table:table-cell>
          <table:table-cell table:formula="of:=[.C$7]*(1-[.C$8])^([.A32]-2)" office:value-type="currency" office:value="2194.53740601988">
            <text:p>$2,195k</text:p>
          </table:table-cell>
          <table:table-cell table:formula="of:=[.F32]-[.E32]" office:value-type="currency" office:value="1394.53740601988">
            <text:p>$1,395k</text:p>
          </table:table-cell>
          <table:table-cell table:formula="of:=[.G32]/(1+[.C$9])^[.A32]" office:value-type="currency" office:value="303.491970499143">
            <text:p>$303k</text:p>
          </table:table-cell>
          <table:table-cell/>
          <table:table-cell office:value-type="percentage" office:value="0.3">
            <text:p>30.00%</text:p>
          </table:table-cell>
          <table:table-cell table:formula="of:=NPV([.J32]; [.G$16:.G$42])" office:value-type="currency" office:value="-3178.04299201236">
            <text:p>-$3,178k</text:p>
          </table:table-cell>
          <table:table-cell/>
        </table:table-row>
        <table:table-row table:style-name="ro3">
          <table:table-cell office:value-type="currency" office:value="17">
            <text:p>$17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3]-2;[.C$5])=0;[.C$4];0)" office:value-type="currency" office:value="0">
            <text:p>$0k</text:p>
          </table:table-cell>
          <table:table-cell table:formula="of:=[.B33]+[.C33]+[.D33]" office:value-type="currency" office:value="800">
            <text:p>$800k</text:p>
          </table:table-cell>
          <table:table-cell table:formula="of:=[.C$7]*(1-[.C$8])^([.A33]-2)" office:value-type="currency" office:value="2084.81053571889">
            <text:p>$2,085k</text:p>
          </table:table-cell>
          <table:table-cell table:formula="of:=[.F33]-[.E33]" office:value-type="currency" office:value="1284.81053571889">
            <text:p>$1,285k</text:p>
          </table:table-cell>
          <table:table-cell table:formula="of:=[.G33]/(1+[.C$9])^[.A33]" office:value-type="currency" office:value="254.192915038709">
            <text:p>$254k</text:p>
          </table:table-cell>
          <table:table-cell/>
          <table:table-cell office:value-type="percentage" office:value="0.31">
            <text:p>31.00%</text:p>
          </table:table-cell>
          <table:table-cell table:formula="of:=NPV([.J33]; [.G$16:.G$42])" office:value-type="currency" office:value="-3293.0923595029">
            <text:p>-$3,293k</text:p>
          </table:table-cell>
          <table:table-cell/>
        </table:table-row>
        <table:table-row table:style-name="ro3">
          <table:table-cell office:value-type="currency" office:value="18">
            <text:p>$18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4]-2;[.C$5])=0;[.C$4];0)" office:value-type="currency" office:value="3000">
            <text:p>$3,000k</text:p>
          </table:table-cell>
          <table:table-cell table:formula="of:=[.B34]+[.C34]+[.D34]" office:value-type="currency" office:value="3800">
            <text:p>$3,800k</text:p>
          </table:table-cell>
          <table:table-cell table:formula="of:=[.C$7]*(1-[.C$8])^([.A34]-2)" office:value-type="currency" office:value="1980.57000893294">
            <text:p>$1,981k</text:p>
          </table:table-cell>
          <table:table-cell table:formula="of:=[.F34]-[.E34]" office:value-type="currency" office:value="-1819.42999106706">
            <text:p>-$1,819k</text:p>
          </table:table-cell>
          <table:table-cell table:formula="of:=[.G34]/(1+[.C$9])^[.A34]" office:value-type="currency" office:value="-327.240476517852">
            <text:p>-$327k</text:p>
          </table:table-cell>
          <table:table-cell/>
          <table:table-cell office:value-type="percentage" office:value="0.32">
            <text:p>32.00%</text:p>
          </table:table-cell>
          <table:table-cell table:formula="of:=NPV([.J34]; [.G$16:.G$42])" office:value-type="currency" office:value="-3398.20909920542">
            <text:p>-$3,398k</text:p>
          </table:table-cell>
          <table:table-cell/>
        </table:table-row>
        <table:table-row table:style-name="ro3">
          <table:table-cell office:value-type="currency" office:value="19">
            <text:p>$19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5]-2;[.C$5])=0;[.C$4];0)" office:value-type="currency" office:value="0">
            <text:p>$0k</text:p>
          </table:table-cell>
          <table:table-cell table:formula="of:=[.B35]+[.C35]+[.D35]" office:value-type="currency" office:value="800">
            <text:p>$800k</text:p>
          </table:table-cell>
          <table:table-cell table:formula="of:=[.C$7]*(1-[.C$8])^([.A35]-2)" office:value-type="currency" office:value="1881.5415084863">
            <text:p>$1,882k</text:p>
          </table:table-cell>
          <table:table-cell table:formula="of:=[.F35]-[.E35]" office:value-type="currency" office:value="1081.5415084863">
            <text:p>$1,082k</text:p>
          </table:table-cell>
          <table:table-cell table:formula="of:=[.G35]/(1+[.C$9])^[.A35]" office:value-type="currency" office:value="176.840679048119">
            <text:p>$177k</text:p>
          </table:table-cell>
          <table:table-cell/>
          <table:table-cell office:value-type="percentage" office:value="0.33">
            <text:p>33.00%</text:p>
          </table:table-cell>
          <table:table-cell table:formula="of:=NPV([.J35]; [.G$16:.G$42])" office:value-type="currency" office:value="-3494.13661342985">
            <text:p>-$3,494k</text:p>
          </table:table-cell>
          <table:table-cell/>
        </table:table-row>
        <table:table-row table:style-name="ro3">
          <table:table-cell office:value-type="currency" office:value="20">
            <text:p>$20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6]-2;[.C$5])=0;[.C$4];0)" office:value-type="currency" office:value="0">
            <text:p>$0k</text:p>
          </table:table-cell>
          <table:table-cell table:formula="of:=[.B36]+[.C36]+[.D36]" office:value-type="currency" office:value="800">
            <text:p>$800k</text:p>
          </table:table-cell>
          <table:table-cell table:formula="of:=[.C$7]*(1-[.C$8])^([.A36]-2)" office:value-type="currency" office:value="1787.46443306198">
            <text:p>$1,787k</text:p>
          </table:table-cell>
          <table:table-cell table:formula="of:=[.F36]-[.E36]" office:value-type="currency" office:value="987.464433061982">
            <text:p>$987k</text:p>
          </table:table-cell>
          <table:table-cell table:formula="of:=[.G36]/(1+[.C$9])^[.A36]" office:value-type="currency" office:value="146.780295875137">
            <text:p>$147k</text:p>
          </table:table-cell>
          <table:table-cell/>
          <table:table-cell office:value-type="percentage" office:value="0.34">
            <text:p>34.00%</text:p>
          </table:table-cell>
          <table:table-cell table:formula="of:=NPV([.J36]; [.G$16:.G$42])" office:value-type="currency" office:value="-3581.56414935135">
            <text:p>-$3,582k</text:p>
          </table:table-cell>
          <table:table-cell/>
        </table:table-row>
        <table:table-row table:style-name="ro3">
          <table:table-cell office:value-type="currency" office:value="21">
            <text:p>$21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7]-2;[.C$5])=0;[.C$4];0)" office:value-type="currency" office:value="0">
            <text:p>$0k</text:p>
          </table:table-cell>
          <table:table-cell table:formula="of:=[.B37]+[.C37]+[.D37]" office:value-type="currency" office:value="800">
            <text:p>$800k</text:p>
          </table:table-cell>
          <table:table-cell table:formula="of:=[.C$7]*(1-[.C$8])^([.A37]-2)" office:value-type="currency" office:value="1698.09121140888">
            <text:p>$1,698k</text:p>
          </table:table-cell>
          <table:table-cell table:formula="of:=[.F37]-[.E37]" office:value-type="currency" office:value="898.091211408883">
            <text:p>$898k</text:p>
          </table:table-cell>
          <table:table-cell table:formula="of:=[.G37]/(1+[.C$9])^[.A37]" office:value-type="currency" office:value="121.359578145831">
            <text:p>$121k</text:p>
          </table:table-cell>
          <table:table-cell/>
          <table:table-cell office:value-type="percentage" office:value="0.35">
            <text:p>35.00%</text:p>
          </table:table-cell>
          <table:table-cell table:formula="of:=NPV([.J37]; [.G$16:.G$42])" office:value-type="currency" office:value="-3661.12957378988">
            <text:p>-$3,661k</text:p>
          </table:table-cell>
          <table:table-cell/>
        </table:table-row>
        <table:table-row table:style-name="ro3">
          <table:table-cell office:value-type="currency" office:value="22">
            <text:p>$22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8]-2;[.C$5])=0;[.C$4];0)" office:value-type="currency" office:value="0">
            <text:p>$0k</text:p>
          </table:table-cell>
          <table:table-cell table:formula="of:=[.B38]+[.C38]+[.D38]" office:value-type="currency" office:value="800">
            <text:p>$800k</text:p>
          </table:table-cell>
          <table:table-cell table:formula="of:=[.C$7]*(1-[.C$8])^([.A38]-2)" office:value-type="currency" office:value="1613.18665083844">
            <text:p>$1,613k</text:p>
          </table:table-cell>
          <table:table-cell table:formula="of:=[.F38]-[.E38]" office:value-type="currency" office:value="813.186650838438">
            <text:p>$813k</text:p>
          </table:table-cell>
          <table:table-cell table:formula="of:=[.G38]/(1+[.C$9])^[.A38]" office:value-type="currency" office:value="99.8967058193619">
            <text:p>$100k</text:p>
          </table:table-cell>
          <table:table-cell/>
          <table:table-cell office:value-type="percentage" office:value="0.36">
            <text:p>36.00%</text:p>
          </table:table-cell>
          <table:table-cell table:formula="of:=NPV([.J38]; [.G$16:.G$42])" office:value-type="currency" office:value="-3733.42241170675">
            <text:p>-$3,733k</text:p>
          </table:table-cell>
          <table:table-cell/>
        </table:table-row>
        <table:table-row table:style-name="ro3">
          <table:table-cell office:value-type="currency" office:value="23">
            <text:p>$23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39]-2;[.C$5])=0;[.C$4];0)" office:value-type="currency" office:value="0">
            <text:p>$0k</text:p>
          </table:table-cell>
          <table:table-cell table:formula="of:=[.B39]+[.C39]+[.D39]" office:value-type="currency" office:value="800">
            <text:p>$800k</text:p>
          </table:table-cell>
          <table:table-cell table:formula="of:=[.C$7]*(1-[.C$8])^([.A39]-2)" office:value-type="currency" office:value="1532.52731829652">
            <text:p>$1,533k</text:p>
          </table:table-cell>
          <table:table-cell table:formula="of:=[.F39]-[.E39]" office:value-type="currency" office:value="732.527318296517">
            <text:p>$733k</text:p>
          </table:table-cell>
          <table:table-cell table:formula="of:=[.G39]/(1+[.C$9])^[.A39]" office:value-type="currency" office:value="81.8073014413153">
            <text:p>$82k</text:p>
          </table:table-cell>
          <table:table-cell/>
          <table:table-cell office:value-type="percentage" office:value="0.37">
            <text:p>37.00%</text:p>
          </table:table-cell>
          <table:table-cell table:formula="of:=NPV([.J39]; [.G$16:.G$42])" office:value-type="currency" office:value="-3798.98699275319">
            <text:p>-$3,799k</text:p>
          </table:table-cell>
          <table:table-cell/>
        </table:table-row>
        <table:table-row table:style-name="ro3">
          <table:table-cell office:value-type="currency" office:value="24">
            <text:p>$24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40]-2;[.C$5])=0;[.C$4];0)" office:value-type="currency" office:value="0">
            <text:p>$0k</text:p>
          </table:table-cell>
          <table:table-cell table:formula="of:=[.B40]+[.C40]+[.D40]" office:value-type="currency" office:value="800">
            <text:p>$800k</text:p>
          </table:table-cell>
          <table:table-cell table:formula="of:=[.C$7]*(1-[.C$8])^([.A40]-2)" office:value-type="currency" office:value="1455.90095238169">
            <text:p>$1,456k</text:p>
          </table:table-cell>
          <table:table-cell table:formula="of:=[.F40]-[.E40]" office:value-type="currency" office:value="655.900952381691">
            <text:p>$656k</text:p>
          </table:table-cell>
          <table:table-cell table:formula="of:=[.G40]/(1+[.C$9])^[.A40]" office:value-type="currency" office:value="66.5907364158906">
            <text:p>$67k</text:p>
          </table:table-cell>
          <table:table-cell/>
          <table:table-cell office:value-type="percentage" office:value="0.38">
            <text:p>38.00%</text:p>
          </table:table-cell>
          <table:table-cell table:formula="of:=NPV([.J40]; [.G$16:.G$42])" office:value-type="currency" office:value="-3858.32559760556">
            <text:p>-$3,858k</text:p>
          </table:table-cell>
          <table:table-cell/>
        </table:table-row>
        <table:table-row table:style-name="ro3">
          <table:table-cell office:value-type="currency" office:value="25">
            <text:p>$25k</text:p>
          </table:table-cell>
          <table:table-cell table:formula="of:=0" office:value-type="currency" office:value="0">
            <text:p>$0k</text:p>
          </table:table-cell>
          <table:table-cell table:formula="of:=[.C$6]" office:value-type="currency" office:value="800">
            <text:p>$800k</text:p>
          </table:table-cell>
          <table:table-cell table:formula="of:=IF(MOD([.A41]-2;[.C$5])=0;[.C$4];0)" office:value-type="currency" office:value="0">
            <text:p>$0k</text:p>
          </table:table-cell>
          <table:table-cell table:formula="of:=[.B41]+[.C41]+[.D41]" office:value-type="currency" office:value="800">
            <text:p>$800k</text:p>
          </table:table-cell>
          <table:table-cell table:formula="of:=[.C$7]*(1-[.C$8])^([.A41]-2)" office:value-type="currency" office:value="1383.10590476261">
            <text:p>$1,383k</text:p>
          </table:table-cell>
          <table:table-cell table:formula="of:=[.F41]-[.E41]" office:value-type="currency" office:value="583.105904762606">
            <text:p>$583k</text:p>
          </table:table-cell>
          <table:table-cell table:formula="of:=[.G41]/(1+[.C$9])^[.A41]" office:value-type="currency" office:value="53.8183415230048">
            <text:p>$54k</text:p>
          </table:table-cell>
          <table:table-cell/>
          <table:table-cell office:value-type="percentage" office:value="0.39">
            <text:p>39.00%</text:p>
          </table:table-cell>
          <table:table-cell table:formula="of:=NPV([.J41]; [.G$16:.G$42])" office:value-type="currency" office:value="-3911.9015305965">
            <text:p>-$3,912k</text:p>
          </table:table-cell>
          <table:table-cell/>
        </table:table-row>
        <table:table-row table:style-name="ro3">
          <table:table-cell office:value-type="currency" office:value="26">
            <text:p>$26k</text:p>
          </table:table-cell>
          <table:table-cell table:formula="of:=[.C10]" office:value-type="currency" office:value="30000">
            <text:p>$30,000k</text:p>
          </table:table-cell>
          <table:table-cell table:formula="of:=[.C$6]" office:value-type="currency" office:value="800">
            <text:p>$800k</text:p>
          </table:table-cell>
          <table:table-cell office:value-type="currency" office:value="0">
            <text:p>$0k</text:p>
          </table:table-cell>
          <table:table-cell table:formula="of:=[.B42]+[.C42]+[.D42]" office:value-type="currency" office:value="30800">
            <text:p>$30,800k</text:p>
          </table:table-cell>
          <table:table-cell table:formula="of:=[.C$7]*(1-[.C$8])^([.A42]-2)" office:value-type="currency" office:value="1313.95060952448">
            <text:p>$1,314k</text:p>
          </table:table-cell>
          <table:table-cell table:formula="of:=[.F42]-[.E42]" office:value-type="currency" office:value="-29486.0493904755">
            <text:p>-$29,486k</text:p>
          </table:table-cell>
          <table:table-cell table:formula="of:=[.G42]/(1+[.C$9])^[.A42]" office:value-type="currency" office:value="-2474.04032799286">
            <text:p>-$2,474k</text:p>
          </table:table-cell>
          <table:table-cell/>
          <table:table-cell office:value-type="percentage" office:value="0.4">
            <text:p>40.00%</text:p>
          </table:table-cell>
          <table:table-cell table:formula="of:=NPV([.J42]; [.G$16:.G$42])" office:value-type="currency" office:value="-3960.14207052872">
            <text:p>-$3,960k</text:p>
          </table:table-cell>
          <table:table-cell/>
        </table:table-row>
        <table:table-row table:style-name="ro3">
          <table:table-cell table:style-name="Default" office:value-type="string">
            <text:p>Totals</text:p>
          </table:table-cell>
          <table:table-cell table:number-columns-repeated="5"/>
          <table:table-cell table:formula="of:=SUM([.G16:.G42])" office:value-type="currency" office:value="-4965.06158096509">
            <text:p>-$4,965k</text:p>
          </table:table-cell>
          <table:table-cell table:formula="of:=SUM([.H16:.H42])" office:value-type="currency" office:value="2668.72977475548">
            <text:p>$2,669k</text:p>
          </table:table-cell>
          <table:table-cell/>
          <table:table-cell office:value-type="percentage" office:value="0.41">
            <text:p>41.00%</text:p>
          </table:table-cell>
          <table:table-cell table:formula="of:=NPV([.J43]; [.G$16:.G$42])" office:value-type="currency" office:value="-4003.44126994689">
            <text:p>-$4,003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42">
            <text:p>42.00%</text:p>
          </table:table-cell>
          <table:table-cell table:formula="of:=NPV([.J44]; [.G$16:.G$42])" office:value-type="currency" office:value="-4042.1625863448">
            <text:p>-$4,042k</text:p>
          </table:table-cell>
          <table:table-cell/>
        </table:table-row>
        <table:table-row table:style-name="ro3">
          <table:table-cell table:style-name="Default" office:value-type="string">
            <text:p>Because the present worth is &gt;0, this is a profitable investment.</text:p>
          </table:table-cell>
          <table:table-cell table:style-name="Default" table:number-columns-repeated="7"/>
          <table:table-cell/>
          <table:table-cell office:value-type="percentage" office:value="0.43">
            <text:p>43.00%</text:p>
          </table:table-cell>
          <table:table-cell table:formula="of:=NPV([.J45]; [.G$16:.G$42])" office:value-type="currency" office:value="-4076.64133814605">
            <text:p>-$4,077k</text:p>
          </table:table-cell>
          <table:table-cell/>
        </table:table-row>
        <table:table-row table:style-name="ro3">
          <table:table-cell table:style-name="Default" office:value-type="string">
            <text:p>IRR range:</text:p>
          </table:table-cell>
          <table:table-cell table:style-name="Default"/>
          <table:table-cell table:style-name="ce3" office:value-type="percentage" office:value="0.017">
            <text:p>1.70%</text:p>
          </table:table-cell>
          <table:table-cell table:style-name="Default" office:value-type="string">
            <text:p>to</text:p>
          </table:table-cell>
          <table:table-cell table:style-name="ce3" office:value-type="percentage" office:value="0.168">
            <text:p>16.80%</text:p>
          </table:table-cell>
          <table:table-cell table:style-name="Default" table:number-columns-repeated="3"/>
          <table:table-cell/>
          <table:table-cell office:value-type="percentage" office:value="0.44">
            <text:p>44.00%</text:p>
          </table:table-cell>
          <table:table-cell table:formula="of:=NPV([.J46]; [.G$16:.G$42])" office:value-type="currency" office:value="-4107.18698482248">
            <text:p>-$4,107k</text:p>
          </table:table-cell>
          <table:table-cell/>
        </table:table-row>
        <table:table-row table:style-name="ro3">
          <table:table-cell table:style-name="Default" office:value-type="string">
            <text:p>This can be used to recommend the investment, as the MARR is within the IRR</text:p>
          </table:table-cell>
          <table:table-cell table:style-name="Default" table:number-columns-repeated="7"/>
          <table:table-cell/>
          <table:table-cell office:value-type="percentage" office:value="0.45">
            <text:p>45.00%</text:p>
          </table:table-cell>
          <table:table-cell table:formula="of:=NPV([.J47]; [.G$16:.G$42])" office:value-type="currency" office:value="-4134.08523495724">
            <text:p>-$4,134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46">
            <text:p>46.00%</text:p>
          </table:table-cell>
          <table:table-cell table:formula="of:=NPV([.J48]; [.G$16:.G$42])" office:value-type="currency" office:value="-4157.59998897866">
            <text:p>-$4,158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47">
            <text:p>47.00%</text:p>
          </table:table-cell>
          <table:table-cell table:formula="of:=NPV([.J49]; [.G$16:.G$42])" office:value-type="currency" office:value="-4177.97512510531">
            <text:p>-$4,178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48">
            <text:p>48.00%</text:p>
          </table:table-cell>
          <table:table-cell table:formula="of:=NPV([.J50]; [.G$16:.G$42])" office:value-type="currency" office:value="-4195.43613806196">
            <text:p>-$4,195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49">
            <text:p>49.00%</text:p>
          </table:table-cell>
          <table:table-cell table:formula="of:=NPV([.J51]; [.G$16:.G$42])" office:value-type="currency" office:value="-4210.19164058101">
            <text:p>-$4,210k</text:p>
          </table:table-cell>
          <table:table-cell/>
        </table:table-row>
        <table:table-row table:style-name="ro3">
          <table:table-cell table:style-name="Default" table:number-columns-repeated="8"/>
          <table:table-cell/>
          <table:table-cell office:value-type="percentage" office:value="0.5">
            <text:p>50.00%</text:p>
          </table:table-cell>
          <table:table-cell table:formula="of:=NPV([.J52]; [.G$16:.G$42])" office:value-type="currency" office:value="-4222.43473776514">
            <text:p>-$4,222k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3">
          <table:table-cell office:value-type="string">
            <text:p>DATA</text:p>
          </table:table-cell>
          <table:table-cell table:number-columns-repeated="7"/>
        </table:table-row>
        <table:table-row table:style-name="ro3">
          <table:table-cell office:value-type="string">
            <text:p>MARR</text:p>
          </table:table-cell>
          <table:table-cell/>
          <table:table-cell table:style-name="ce3" office:value-type="percentage" office:value="0.1">
            <text:p>10.00%</text:p>
          </table:table-cell>
          <table:table-cell table:number-columns-repeated="5"/>
        </table:table-row>
        <table:table-row table:style-name="ro3">
          <table:table-cell office:value-type="string">
            <text:p>Original Cost</text:p>
          </table:table-cell>
          <table:table-cell/>
          <table:table-cell table:style-name="ce4" office:value-type="currency" office:currency="USD" office:value="28000">
            <text:p>$28,000.00</text:p>
          </table:table-cell>
          <table:table-cell table:number-columns-repeated="5"/>
        </table:table-row>
        <table:table-row table:style-name="ro3">
          <table:table-cell office:value-type="string">
            <text:p>Depreciation</text:p>
          </table:table-cell>
          <table:table-cell/>
          <table:table-cell table:style-name="ce3" office:value-type="percentage" office:value="0.25">
            <text:p>25.00%</text:p>
          </table:table-cell>
          <table:table-cell table:number-columns-repeated="5"/>
        </table:table-row>
        <table:table-row table:style-name="ro3">
          <table:table-cell office:value-type="string">
            <text:p>Maintenance</text:p>
          </table:table-cell>
          <table:table-cell/>
          <table:table-cell table:style-name="ce4" office:value-type="currency" office:currency="USD" office:value="2000">
            <text:p>$2,000.00</text:p>
          </table:table-cell>
          <table:table-cell table:number-columns-repeated="5"/>
        </table:table-row>
        <table:table-row table:style-name="ro3">
          <table:table-cell office:value-type="string">
            <text:p>Maintenance Increase</text:p>
          </table:table-cell>
          <table:table-cell/>
          <table:table-cell table:style-name="ce3" office:value-type="percentage" office:value="0.3">
            <text:p>30.00%</text:p>
          </table:table-cell>
          <table:table-cell table:number-columns-repeated="5"/>
        </table:table-row>
        <table:table-row table:style-name="ro3" table:number-rows-repeated="8"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Equivalent Annual Costs</text:p>
          </table:table-cell>
          <table:table-cell table:number-columns-repeated="3"/>
          <table:table-cell office:value-type="string">
            <text:p>EAC is calculated as</text:p>
          </table:table-cell>
        </table:table-row>
        <table:table-row table:style-name="ro4">
          <table:table-cell office:value-type="string">
            <text:p>YEAR</text:p>
          </table:table-cell>
          <table:table-cell office:value-type="string">
            <text:p>Resale Value</text:p>
          </table:table-cell>
          <table:table-cell office:value-type="string">
            <text:p>Maintainance Costs</text:p>
          </table:table-cell>
          <table:table-cell office:value-type="string">
            <text:p>Capital</text:p>
          </table:table-cell>
          <table:table-cell office:value-type="string">
            <text:p>Maintenance</text:p>
          </table:table-cell>
          <table:table-cell office:value-type="string">
            <text:p>Total</text:p>
          </table:table-cell>
          <table:table-cell/>
          <table:table-cell office:value-type="string">
            <text:p>Value * MARR / (1 – (1 + MARR)^-periods)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style-name="ce4" table:formula="of:=[.C3]" office:value-type="currency" office:currency="USD" office:value="28000">
            <text:p>$28,000.00</text:p>
          </table:table-cell>
          <table:table-cell table:style-name="ce4" table:formula="of:=0" office:value-type="currency" office:currency="USD" office:value="0">
            <text:p>$0.00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4" table:formula="of:=[.B17]*(1-[.C$4])" office:value-type="currency" office:currency="USD" office:value="21000">
            <text:p>$21,000.00</text:p>
          </table:table-cell>
          <table:table-cell table:style-name="ce4" table:formula="of:=0" office:value-type="currency" office:currency="USD" office:value="0">
            <text:p>$0.00</text:p>
          </table:table-cell>
          <table:table-cell table:style-name="ce4" table:formula="of:=[.B18]*[.$C$2]/(1-(1+[.$C$2])^-[.$A18])" office:value-type="currency" office:currency="USD" office:value="23100">
            <text:p>$23,100.00</text:p>
          </table:table-cell>
          <table:table-cell table:style-name="ce4" table:formula="of:=[.C18]*[.$C$2]/(1-(1+[.$C$2])^-[.$A18])" office:value-type="currency" office:currency="USD" office:value="0">
            <text:p>$0.00</text:p>
          </table:table-cell>
          <table:table-cell table:style-name="ce4" table:formula="of:=[.D18]+[.E18]" office:value-type="currency" office:currency="USD" office:value="23100">
            <text:p>$23,100.00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style-name="ce4" table:formula="of:=[.B18]*(1-[.C$4])" office:value-type="currency" office:currency="USD" office:value="15750">
            <text:p>$15,750.00</text:p>
          </table:table-cell>
          <table:table-cell table:style-name="ce4" table:formula="of:=0" office:value-type="currency" office:currency="USD" office:value="0">
            <text:p>$0.00</text:p>
          </table:table-cell>
          <table:table-cell table:style-name="ce4" table:formula="of:=[.B19]*[.$C$2]/(1-(1+[.$C$2])^-[.$A19])" office:value-type="currency" office:currency="USD" office:value="9074.99999999999">
            <text:p>$9,075.00</text:p>
          </table:table-cell>
          <table:table-cell table:style-name="ce4" table:formula="of:=[.C19]*[.$C$2]/(1-(1+[.$C$2])^-[.$A19])" office:value-type="currency" office:currency="USD" office:value="0">
            <text:p>$0.00</text:p>
          </table:table-cell>
          <table:table-cell table:style-name="ce4" table:formula="of:=[.D19]+[.E19]" office:value-type="currency" office:currency="USD" office:value="9074.99999999999">
            <text:p>$9,075.00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table:style-name="ce4" table:formula="of:=[.B19]*(1-[.C$4])" office:value-type="currency" office:currency="USD" office:value="11812.5">
            <text:p>$11,812.50</text:p>
          </table:table-cell>
          <table:table-cell table:style-name="ce4" table:formula="of:=[.C5]" office:value-type="currency" office:currency="USD" office:value="2000">
            <text:p>$2,000.00</text:p>
          </table:table-cell>
          <table:table-cell table:style-name="ce4" table:formula="of:=[.B20]*[.$C$2]/(1-(1+[.$C$2])^-[.$A20])" office:value-type="currency" office:currency="USD" office:value="4749.98111782477">
            <text:p>$4,749.98</text:p>
          </table:table-cell>
          <table:table-cell table:style-name="ce4" table:formula="of:=[.C20]*[.$C$2]/(1-(1+[.$C$2])^-[.$A20])" office:value-type="currency" office:currency="USD" office:value="804.229607250755">
            <text:p>$804.23</text:p>
          </table:table-cell>
          <table:table-cell table:style-name="ce4" table:formula="of:=[.D20]+[.E20]" office:value-type="currency" office:currency="USD" office:value="5554.21072507552">
            <text:p>$5,554.21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style-name="ce4" table:formula="of:=[.B20]*(1-[.C$4])" office:value-type="currency" office:currency="USD" office:value="8859.375">
            <text:p>$8,859.38</text:p>
          </table:table-cell>
          <table:table-cell table:style-name="ce4" table:formula="of:=[.C20]*(1+[.C$6])" office:value-type="currency" office:currency="USD" office:value="2600">
            <text:p>$2,600.00</text:p>
          </table:table-cell>
          <table:table-cell table:style-name="ce4" table:formula="of:=[.B21]*[.$C$2]/(1-(1+[.$C$2])^-[.$A21])" office:value-type="currency" office:currency="USD" office:value="2794.87415158371">
            <text:p>$2,794.87</text:p>
          </table:table-cell>
          <table:table-cell table:style-name="ce4" table:formula="of:=[.C21]*[.$C$2]/(1-(1+[.$C$2])^-[.$A21])" office:value-type="currency" office:currency="USD" office:value="820.224089635854">
            <text:p>$820.22</text:p>
          </table:table-cell>
          <table:table-cell table:style-name="ce4" table:formula="of:=[.D21]+[.E21]" office:value-type="currency" office:currency="USD" office:value="3615.09824121956">
            <text:p>$3,615.10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table:style-name="ce4" table:formula="of:=[.B21]*(1-[.C$4])" office:value-type="currency" office:currency="USD" office:value="6644.53125">
            <text:p>$6,644.53</text:p>
          </table:table-cell>
          <table:table-cell table:style-name="ce4" table:formula="of:=[.C21]*(1+[.C$6])" office:value-type="currency" office:currency="USD" office:value="3380">
            <text:p>$3,380.00</text:p>
          </table:table-cell>
          <table:table-cell table:style-name="ce4" table:formula="of:=[.B22]*[.$C$2]/(1-(1+[.$C$2])^-[.$A22])" office:value-type="currency" office:currency="USD" office:value="1752.81060481196">
            <text:p>$1,752.81</text:p>
          </table:table-cell>
          <table:table-cell table:style-name="ce4" table:formula="of:=[.C22]*[.$C$2]/(1-(1+[.$C$2])^-[.$A22])" office:value-type="currency" office:currency="USD" office:value="891.635485086239">
            <text:p>$891.64</text:p>
          </table:table-cell>
          <table:table-cell table:style-name="ce4" table:formula="of:=[.D22]+[.E22]" office:value-type="currency" office:currency="USD" office:value="2644.4460898982">
            <text:p>$2,644.45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table:style-name="ce4" table:formula="of:=[.B22]*(1-[.C$4])" office:value-type="currency" office:currency="USD" office:value="4983.3984375">
            <text:p>$4,983.40</text:p>
          </table:table-cell>
          <table:table-cell table:style-name="ce4" table:formula="of:=[.C22]*(1+[.C$6])" office:value-type="currency" office:currency="USD" office:value="4394">
            <text:p>$4,394.00</text:p>
          </table:table-cell>
          <table:table-cell table:style-name="ce4" table:formula="of:=[.B23]*[.$C$2]/(1-(1+[.$C$2])^-[.$A23])" office:value-type="currency" office:currency="USD" office:value="1144.22506053778">
            <text:p>$1,144.23</text:p>
          </table:table-cell>
          <table:table-cell table:style-name="ce4" table:formula="of:=[.C23]*[.$C$2]/(1-(1+[.$C$2])^-[.$A23])" office:value-type="currency" office:currency="USD" office:value="1008.89482931356">
            <text:p>$1,008.89</text:p>
          </table:table-cell>
          <table:table-cell table:style-name="ce4" table:formula="of:=[.D23]+[.E23]" office:value-type="currency" office:currency="USD" office:value="2153.11988985134">
            <text:p>$2,153.12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table:style-name="ce4" table:formula="of:=[.B23]*(1-[.C$4])" office:value-type="currency" office:currency="USD" office:value="3737.548828125">
            <text:p>$3,737.55</text:p>
          </table:table-cell>
          <table:table-cell table:style-name="ce4" table:formula="of:=[.C23]*(1+[.C$6])" office:value-type="currency" office:currency="USD" office:value="5712.2">
            <text:p>$5,712.20</text:p>
          </table:table-cell>
          <table:table-cell table:style-name="ce4" table:formula="of:=[.B24]*[.$C$2]/(1-(1+[.$C$2])^-[.$A24])" office:value-type="currency" office:currency="USD" office:value="767.713084696391">
            <text:p>$767.71</text:p>
          </table:table-cell>
          <table:table-cell table:style-name="ce4" table:formula="of:=[.C24]*[.$C$2]/(1-(1+[.$C$2])^-[.$A24])" office:value-type="currency" office:currency="USD" office:value="1173.31729538974">
            <text:p>$1,173.32</text:p>
          </table:table-cell>
          <table:table-cell table:style-name="ce4" table:formula="of:=[.D24]+[.E24]" office:value-type="currency" office:currency="USD" office:value="1941.03038008613">
            <text:p>$1,941.03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style-name="ce4" table:formula="of:=[.B24]*(1-[.C$4])" office:value-type="currency" office:currency="USD" office:value="2803.16162109375">
            <text:p>$2,803.16</text:p>
          </table:table-cell>
          <table:table-cell table:style-name="ce4" table:formula="of:=[.C24]*(1+[.C$6])" office:value-type="currency" office:currency="USD" office:value="7425.86">
            <text:p>$7,425.86</text:p>
          </table:table-cell>
          <table:table-cell table:style-name="ce4" table:formula="of:=[.B25]*[.$C$2]/(1-(1+[.$C$2])^-[.$A25])" office:value-type="currency" office:currency="USD" office:value="525.435876169339">
            <text:p>$525.44</text:p>
          </table:table-cell>
          <table:table-cell table:style-name="ce4" table:formula="of:=[.C25]*[.$C$2]/(1-(1+[.$C$2])^-[.$A25])" office:value-type="currency" office:currency="USD" office:value="1391.9330323481">
            <text:p>$1,391.93</text:p>
          </table:table-cell>
          <table:table-cell table:style-name="ce4" table:formula="of:=[.D25]+[.E25]" office:value-type="currency" office:currency="USD" office:value="1917.36890851744">
            <text:p>$1,917.3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style-name="ce4" table:formula="of:=[.B25]*(1-[.C$4])" office:value-type="currency" office:currency="USD" office:value="2102.37121582031">
            <text:p>$2,102.37</text:p>
          </table:table-cell>
          <table:table-cell table:style-name="ce4" table:formula="of:=[.C25]*(1+[.C$6])" office:value-type="currency" office:currency="USD" office:value="9653.618">
            <text:p>$9,653.62</text:p>
          </table:table-cell>
          <table:table-cell table:style-name="ce4" table:formula="of:=[.B26]*[.$C$2]/(1-(1+[.$C$2])^-[.$A26])" office:value-type="currency" office:currency="USD" office:value="365.056871249422">
            <text:p>$365.06</text:p>
          </table:table-cell>
          <table:table-cell table:style-name="ce4" table:formula="of:=[.C26]*[.$C$2]/(1-(1+[.$C$2])^-[.$A26])" office:value-type="currency" office:currency="USD" office:value="1676.25943353779">
            <text:p>$1,676.26</text:p>
          </table:table-cell>
          <table:table-cell table:style-name="ce4" table:formula="of:=[.D26]+[.E26]" office:value-type="currency" office:currency="USD" office:value="2041.31630478721">
            <text:p>$2,041.32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table:style-name="ce4" table:formula="of:=[.B26]*(1-[.C$4])" office:value-type="currency" office:currency="USD" office:value="1576.77841186523">
            <text:p>$1,576.78</text:p>
          </table:table-cell>
          <table:table-cell table:style-name="ce4" table:formula="of:=[.C26]*(1+[.C$6])" office:value-type="currency" office:currency="USD" office:value="12549.7034">
            <text:p>$12,549.70</text:p>
          </table:table-cell>
          <table:table-cell table:style-name="ce4" table:formula="of:=[.B27]*[.$C$2]/(1-(1+[.$C$2])^-[.$A27])" office:value-type="currency" office:currency="USD" office:value="256.613425281227">
            <text:p>$256.61</text:p>
          </table:table-cell>
          <table:table-cell table:style-name="ce4" table:formula="of:=[.C27]*[.$C$2]/(1-(1+[.$C$2])^-[.$A27])" office:value-type="currency" office:currency="USD" office:value="2042.4064354914">
            <text:p>$2,042.41</text:p>
          </table:table-cell>
          <table:table-cell table:style-name="ce4" table:formula="of:=[.D27]+[.E27]" office:value-type="currency" office:currency="USD" office:value="2299.01986077262">
            <text:p>$2,299.02</text:p>
          </table:table-cell>
          <table:table-cell table:number-columns-repeated="2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k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k</number:text>
      <style:map style:condition="value()&gt;=0" style:apply-style-name="N121P0"/>
    </number:number-style>
    <number:currency-style style:name="N123P0" style:volatile="true">
      <number:currency-symbol/>
      <number:number number:decimal-places="0" number:min-integer-digits="1" number:grouping="true"/>
      <number:text>k</number:text>
    </number:currency-style>
    <number:currency-style style:name="N123">
      <style:text-properties fo:color="#ff0000"/>
      <number:text>-</number:text>
      <number:currency-symbol/>
      <number:number number:decimal-places="0" number:min-integer-digits="1" number:grouping="true"/>
      <number:text>k</number:text>
      <style:map style:condition="value()&gt;=0" style:apply-style-name="N123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y Maguire</meta:initial-creator>
    <meta:creation-date>2012-07-04T15:38:02</meta:creation-date>
    <dc:date>2012-07-05T01:22:57</dc:date>
    <dc:creator>Sandy Maguire</dc:creator>
    <meta:editing-duration>PT6H39M15S</meta:editing-duration>
    <meta:editing-cycles>23</meta:editing-cycles>
    <meta:generator>LibreOffice/3.5$Linux_X86_64 LibreOffice_project/350m1$Build-2</meta:generator>
    <meta:document-statistic meta:table-count="3" meta:cell-count="4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integer-digits="1" number:grouping="true"/>
      <number:text>k</number:text>
    </number:currency-style>
    <number:currency-style style:name="N121">
      <style:text-properties fo:color="#ff0000"/>
      <number:text>-</number:text>
      <number:currency-symbol/>
      <number:number number:decimal-places="0" number:min-integer-digits="1" number:grouping="true"/>
      <number:text>k</number:text>
      <style:map style:condition="value()&gt;=0" style:apply-style-name="N12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57cm" svg:height="9cm" xlink:href=".." xlink:type="simple" chart:class="chart:line" chart:style-name="ch1">
        <chart:title svg:x="3.945cm" svg:y="0.316cm" chart:style-name="ch2">
          <text:p>IRR Estimates</text:p>
        </chart:title>
        <chart:legend chart:legend-position="bottom" svg:x="3.699cm" svg:y="8.217cm" style:legend-expansion="wide" chart:style-name="ch3"/>
        <chart:plot-area chart:style-name="ch4" table:cell-range-address="Sheet1.K1:Sheet1.K52" chart:data-source-has-labels="row" svg:x="0.665cm" svg:y="1.635cm" svg:width="9.662cm" svg:height="5.421cm">
          <chartooo:coordinate-region svg:x="2.239cm" svg:y="1.834cm" svg:width="8.088cm" svg:height="5.023cm"/>
          <chart:axis chart:dimension="x" chart:name="primary-x" chart:style-name="ch5">
            <chart:title svg:x="4.208cm" svg:y="7.236cm" chart:style-name="ch6">
              <text:p>Perecent Interes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K2:Sheet1.K52" chart:label-cell-address="Sheet1.K1:Sheet1.K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 Worth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965.06158096509">
                <text:p>-4965.06158096509</text:p>
                <draw:g>
                  <svg:desc>Sheet1.K2:Sheet1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19.65733773527">
                <text:p>-1519.65733773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.751572293797">
                <text:p>748.751572293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2.54920778993">
                <text:p>2172.54920778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3.96962903644">
                <text:p>2993.96962903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9.49518776708">
                <text:p>3389.49518776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87.58186646093">
                <text:p>3487.58186646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1.56494567184">
                <text:p>3381.56494567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9.0745988824">
                <text:p>3139.0745988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8.91799317638">
                <text:p>2808.91799317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6.11797705044">
                <text:p>2426.11797705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5.6074923449">
                <text:p>2015.6074923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4.9416510519">
                <text:p>1594.9416510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6.29057083744">
                <text:p>1176.29057083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7.90465720354">
                <text:p>767.90465720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.192304932497">
                <text:p>375.192304932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1244400827602">
                <text:p>1.51244400827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51.242971071262">
                <text:p>-351.242971071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82.22136302014">
                <text:p>-682.22136302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91.296231597601">
                <text:p>-991.296231597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78.8382347155">
                <text:p>-1278.8382347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45.54857113315">
                <text:p>-1545.54857113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92.33834909982">
                <text:p>-1792.33834909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20.24187219053">
                <text:p>-2020.241872190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230.35490782905">
                <text:p>-2230.35490782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423.79132062527">
                <text:p>-2423.79132062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601.65316732068">
                <text:p>-2601.65316732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65.01062079804">
                <text:p>-2765.01062079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914.88903322322">
                <text:p>-2914.88903322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052.26114823336">
                <text:p>-3052.26114823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178.04299201236">
                <text:p>-3178.04299201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293.0923595029">
                <text:p>-3293.0923595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98.20909920542">
                <text:p>-3398.20909920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494.13661342985">
                <text:p>-3494.1366134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581.56414935135">
                <text:p>-3581.56414935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61.12957378988">
                <text:p>-3661.12957378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733.42241170675">
                <text:p>-3733.42241170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798.98699275319">
                <text:p>-3798.98699275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858.32559760556">
                <text:p>-3858.32559760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911.9015305965">
                <text:p>-3911.9015305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960.14207052872">
                <text:p>-3960.14207052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003.44126994689">
                <text:p>-4003.44126994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042.1625863448">
                <text:p>-4042.1625863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076.64133814605">
                <text:p>-4076.64133814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107.18698482248">
                <text:p>-4107.186984822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134.08523495724">
                <text:p>-4134.085234957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157.59998897866">
                <text:p>-4157.59998897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177.97512510531">
                <text:p>-4177.97512510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195.43613806196">
                <text:p>-4195.43613806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210.19164058101">
                <text:p>-4210.19164058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222.43473776514">
                <text:p>-4222.43473776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